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3fa" officeooo:paragraph-rsid="001ec3fa"/>
    </style:style>
    <style:style style:name="P2" style:family="paragraph" style:parent-style-name="Standard">
      <style:text-properties officeooo:paragraph-rsid="001ec3fa"/>
    </style:style>
    <style:style style:name="T1" style:family="text">
      <style:text-properties officeooo:rsid="001ec3fa"/>
    </style:style>
    <style:style style:name="T2" style:family="text">
      <style:text-properties fo:color="#660099" style:font-name="DejaVu Sans Mono" fo:font-size="11.3999996185303pt"/>
    </style:style>
    <style:style style:name="T3" style:family="text">
      <style:text-properties fo:color="#0000ff" style:font-name="DejaVu Sans Mono" fo:font-size="11.3999996185303pt"/>
    </style:style>
    <style:style style:name="T4" style:family="text">
      <style:text-properties fo:color="#000080" style:font-name="DejaVu Sans Mono" fo:font-size="11.3999996185303pt" fo:font-weight="bold"/>
    </style:style>
    <style:style style:name="T5" style:family="text">
      <style:text-properties fo:color="#000000" style:font-name="DejaVu Sans Mono" fo:font-size="11.399999618530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04/17</text:p>
      <text:p text:style-name="P1">Changing dz</text:p>
      <text:p text:style-name="P2"><text:span text:style-name="T1">run: </text:span><text:span text:style-name="T5">[sim, gui] = main(</text:span><text:span text:style-name="T2">new_gx</text:span><text:span text:style-name="T5">=</text:span><text:span text:style-name="T3">0</text:span><text:span text:style-name="T5">, </text:span><text:span text:style-name="T2">jkccup</text:span><text:span text:style-name="T5">=</text:span><text:span text:style-name="T3">0e-25</text:span><text:span text:style-name="T5">, </text:span><text:span text:style-name="T2">anion_flux</text:span><text:span text:style-name="T5">=</text:span><text:span text:style-name="T4">False</text:span><text:span text:style-name="T5">, </text:span><text:span text:style-name="T2">default_xz</text:span><text:span text:style-name="T5">=-</text:span><text:span text:style-name="T3">1</text:span><text:span text:style-name="T5">, </text:span><text:span text:style-name="T2">nrcomps</text:span><text:span text:style-name="T5">=</text:span><text:span text:style-name="T3">7</text:span><text:span text:style-name="T5">, </text:span><text:span text:style-name="T2">dz</text:span><text:span text:style-name="T5">=</text:span><text:span text:style-name="T3">3e-7</text:span><text:span text:style-name="T5">, </text:span><text:span text:style-name="T2">textra</text:span><text:span text:style-name="T5">=</text:span><text:span text:style-name="T3">12.5</text:span><text:span text:style-name="T5">)</text:span></text:p>
      <text:p text:style-name="P1"/>
      <text:p text:style-name="P1">[]</text:p>
      <text:p text:style-name="P1">main</text:p>
      <text:p text:style-name="P1">Compartment reference not osmo-neutral</text:p>
      <text:p text:style-name="P1">Compartment dendrite left not osmo-neutral</text:p>
      <text:p text:style-name="P1">Compartment dendrite right 1 not osmo-neutral</text:p>
      <text:p text:style-name="P1">Compartment dendrite right 2 not osmo-neutral</text:p>
      <text:p text:style-name="P1">Compartment dendrite right 3 not osmo-neutral</text:p>
      <text:p text:style-name="P1">Compartment dendrite right 4 not osmo-neutral</text:p>
      <text:p text:style-name="P1">Compartment dendrite right 5 not osmo-neutral</text:p>
      <text:p text:style-name="P1">Compartment dendrite right 6 not osmo-neutral</text:p>
      <text:p text:style-name="P1">Compartment dendrite right 7 not osmo-neutral</text:p>
      <text:p text:style-name="P1">Compartment dendrite right 8 not osmo-neutral</text:p>
      <text:p text:style-name="P1">running from 0.000000 s until 100.000000 s with time step of 0.001 seconds </text:p>
      <text:p text:style-name="P1">time taken: 18.915515</text:p>
      <text:p text:style-name="P1">None</text:p>
      <text:p text:style-name="P1">/usr/local/lib/python3.5/dist-packages/matplotlib/backend_bases.py:2437: MatplotlibDeprecationWarning: Using default event loop until function specific to this GUI is implemented</text:p>
      <text:p text:style-name="P1"><text:s text:c="2"/>warnings.warn(str, mplDeprecation)</text:p>
      <text:p text:style-name="P1">running from 100.000000 s until 200.000000 s with time step of 0.001 seconds </text:p>
      <text:p text:style-name="P1">time taken: 66.425453</text:p>
      <text:p text:style-name="P1">2017-04-13 17:52:11.726806</text:p>
      <text:p text:style-name="P1">Ion concentrations given diffusion between compartments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344245126624059<text:tab/>0.004344245126624059<text:tab/>0.004344245126624059<text:tab/></text:p>
      <text:p text:style-name="P1">ki <text:s text:c="7"/>0.111212461674912902<text:tab/>0.111212461674912902<text:tab/>0.111212461674912902<text:tab/></text:p>
      <text:p text:style-name="P1">nai <text:s text:c="6"/>0.025562824953114866<text:tab/>0.025562824953114866<text:tab/>0.025562824953114866<text:tab/></text:p>
      <text:p text:style-name="P1">xi <text:s text:c="7"/>0.155880468245218035<text:tab/>0.155880468245218035<text:tab/>0.155880468245218035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7833<text:tab/>0.000000000000007833<text:tab/>0.000000000000007833<text:tab/></text:p>
      <text:p text:style-name="P1">running from 200.000000 s until 212.500000 s with time step of 1e-06 seconds </text:p>
      <text:p text:style-name="P1">time taken: 4861.177741</text:p>
      <text:p text:style-name="P1">2017-04-13 19:12:23.613366</text:p>
      <text:p text:style-name="P1">Ion concentrations during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4028127752356832<text:tab/>0.004207122676783336<text:tab/>0.004212585367806615<text:tab/></text:p>
      <text:p text:style-name="P1">ki <text:s text:c="7"/>0.116256733492584599<text:tab/>0.111314224613514381<text:tab/>0.111295367246292104<text:tab/></text:p>
      <text:p text:style-name="P1">nai <text:s text:c="6"/>0.026577408898743042<text:tab/>0.025448266267109578<text:tab/>0.025467581992163230<text:tab/></text:p>
      <text:p text:style-name="P1">xi <text:s text:c="7"/>0.150137731118162254<text:tab/>0.156030386338753158<text:tab/>0.156024465291080161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8132<text:tab/>0.000000000000007825<text:tab/>0.000000000000007826<text:tab/></text:p>
      <text:p text:style-name="P1">[array([ 0.00381, <text:s/>0.00381, <text:s/>0.00381, <text:s/>0.00381, <text:s/>0.00381, <text:s/>0.00381,</text:p>
      <text:p text:style-name="P1"><text:soft-page-break/><text:s text:c="8"/>0.00381, <text:s/>0.00381, <text:s/>0.00381, <text:s/>0.00381]), [-0.085050000000000001, -0.085050000000000001, -0.085050000000000001, -0.085050000000000001, -0.085050000000000001, -0.085050000000000001, -0.085050000000000001, -0.085050000000000001, -0.085050000000000001, -0.085050000000000001], [-0.081240000000000007, -0.081240000000000007, -0.081240000000000007, -0.081240000000000007, -0.081240000000000007, -0.081240000000000007, -0.081240000000000007, -0.081240000000000007, -0.081240000000000007, -0.081240000000000007]]</text:p>
      <text:p text:style-name="P1">running from 212.500000 s until 225.000000 s with time step of 1e-06 seconds </text:p>
      <text:p text:style-name="P1">time taken: 9632.416098</text:p>
      <text:p text:style-name="P1">2017-04-13 20:32:15.202433</text:p>
      <text:p text:style-name="P1">Ion concentrations immediately after event from the dendritic compartment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801142699906254<text:tab/>0.004126736165025980<text:tab/>0.004132411437461893<text:tab/></text:p>
      <text:p text:style-name="P1">ki <text:s text:c="7"/>0.120964853867867650<text:tab/>0.111424636505398786<text:tab/>0.111397428389277256<text:tab/></text:p>
      <text:p text:style-name="P1">nai <text:s text:c="6"/>0.027499008118445377<text:tab/>0.025331300401685502<text:tab/>0.025358984490206640<text:tab/></text:p>
      <text:p text:style-name="P1">xi <text:s text:c="7"/>0.144734996527894511<text:tab/>0.156117326826459346<text:tab/>0.156111175582882122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8436<text:tab/>0.000000000000007821<text:tab/>0.000000000000007821<text:tab/></text:p>
      <text:p text:style-name="P1">[array([ 0.00381, <text:s/>0.00381, <text:s/>0.00381, <text:s/>0.00381, <text:s/>0.00381, <text:s/>0.00381,</text:p>
      <text:p text:style-name="P1"><text:s text:c="8"/>0.00381, <text:s/>0.00381, <text:s/>0.00381, <text:s/>0.00381]), [-0.085050000000000001, -0.085050000000000001, -0.085050000000000001, -0.085050000000000001, -0.085050000000000001, -0.085050000000000001, -0.085050000000000001, -0.085050000000000001, -0.085050000000000001, -0.085050000000000001], [-0.081240000000000007, -0.081240000000000007, -0.081240000000000007, -0.081240000000000007, -0.081240000000000007, -0.081240000000000007, -0.081240000000000007, -0.081240000000000007, -0.081240000000000007, -0.081240000000000007]]</text:p>
      <text:p text:style-name="P1">running from 225.000000 s until 325.000000 s with time step of 1e-06 seconds </text:p>
      <text:p text:style-name="P1">time taken: 47823.408648</text:p>
      <text:p text:style-name="P1">2017-04-14 07:10:58.402460</text:p>
      <text:p text:style-name="P1">Ion concentrations at steady state</text:p>
      <text:p text:style-name="P1"><text:s text:c="10"/><text:tab/> <text:s text:c="4"/>reference <text:s text:c="5"/><text:tab/> <text:s text:c="2"/>dendrite left <text:s text:c="3"/><text:tab/> <text:s/>dendrite right 8 <text:s/><text:tab/></text:p>
      <text:p text:style-name="P1">cli <text:s text:c="6"/>0.003992454673769640<text:tab/>0.004333725758321162<text:tab/>0.004334050893468593<text:tab/></text:p>
      <text:p text:style-name="P1">ki <text:s text:c="7"/>0.120981670915859624<text:tab/>0.111454373719477626<text:tab/>0.111437611332590475<text:tab/></text:p>
      <text:p text:style-name="P1">nai <text:s text:c="6"/>0.027483761202165311<text:tab/>0.025320042165367540<text:tab/>0.025336831774557818<text:tab/></text:p>
      <text:p text:style-name="P1">xi <text:s text:c="7"/>0.144542113228537938<text:tab/>0.155891858354446827<text:tab/>0.155891505997142410<text:tab/></text:p>
      <text:p text:style-name="P1">pkcc2 <text:s text:c="4"/>0.000000010000000000<text:tab/>0.000000010000000000<text:tab/>0.000000010000000000<text:tab/></text:p>
      <text:p text:style-name="P1">gx <text:s text:c="7"/>0.000000000000000000<text:tab/>0.000000000000000000<text:tab/>0.000000000000000000<text:tab/></text:p>
      <text:p text:style-name="P1">w <text:s text:c="8"/>0.000000000000008447<text:tab/>0.000000000000007832<text:tab/>0.000000000000007832<text:tab/></text:p>
      <text:p text:style-name="P1">[array([ 0.00381, <text:s/>0.00381, <text:s/>0.00381, <text:s/>0.00381, <text:s/>0.00381, <text:s/>0.00381,</text:p>
      <text:p text:style-name="P1"><text:s text:c="8"/>0.00381, <text:s/>0.00381, <text:s/>0.00381, <text:s/>0.00381]), [-0.085050000000000001, -0.085050000000000001, -0.085050000000000001, -0.085050000000000001, -0.085050000000000001, -0.085050000000000001, -0.085050000000000001, -0.085050000000000001, -0.085050000000000001, -0.085050000000000001], [-0.081240000000000007, -0.081240000000000007, -0.081240000000000007, -0.081240000000000007, -0.081240000000000007, -0.081240000000000007, -0.081240000000000007, -0.081240000000000007, -0.081240000000000007, -0.081240000000000007]]</text:p>
      <text:p text:style-name="P1">running from 325.000000 s until 325.000001 s with time step of 1e-06 seconds </text:p>
      <text:p text:style-name="P1">time taken: 47829.1963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18:06.837094120</meta:creation-date>
    <dc:date>2017-04-14T12:18:57.106928536</dc:date>
    <meta:editing-duration>PT50S</meta:editing-duration>
    <meta:editing-cycles>1</meta:editing-cycles>
    <meta:document-statistic meta:table-count="0" meta:image-count="0" meta:object-count="0" meta:page-count="2" meta:paragraph-count="76" meta:word-count="451" meta:character-count="5796" meta:non-whitespace-character-count="5021"/>
    <meta:generator>LibreOffice/5.1.6.2$Linux_X86_64 LibreOffice_project/10m0$Build-2</meta:generator>
  </office:meta>
</office:document-meta>
</file>